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" style:family="table-cell" style:parent-style-name="Default">
      <style:text-properties fo:color="#0000ff" fo:font-weight="bold" style:font-weight-asian="bold" style:font-weight-complex="bold"/>
    </style:style>
    <style:style style:name="ce11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84.57mm" svg:height="50.2mm" svg:x="101.86mm" svg:y="22.05mm">
            <loext:p draw:notify-on-update-of-ranges="Tabelle1.B5:Tabelle1.B5 Tabelle1.B6:Tabelle1.B16 Tabelle1.C5:Tabelle1.C5 Tabelle1.C6:Tabelle1.C16 Tabelle1.D5:Tabelle1.D5 Tabelle1.D6:Tabelle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13"/>
        <table:table-row table:style-name="ro1">
          <table:table-cell/>
          <table:table-cell table:style-name="Default" table:number-columns-repeated="7"/>
        </table:table-row>
        <table:table-row table:style-name="ro2">
          <table:table-cell table:style-name="ce1" office:value-type="string" calcext:value-type="string" table:number-columns-spanned="8" table:number-rows-spanned="1">
            <text:p>import std.meta, std.range; static immutable x = aliasSeqOf!(iota($((1000*x))));</text:p>
          </table:table-cell>
          <table:covered-table-cell table:style-name="ce7"/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* %N <text:s text:c="2"/>Nanosekunden (000000000..999999999)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Intel i7 3770K</text:p>
          </table:table-cell>
          <table:table-cell table:style-name="Default"/>
          <table:table-cell table:style-name="ce10" office:value-type="string" calcext:value-type="string">
            <text:p>dmd</text:p>
          </table:table-cell>
          <table:table-cell table:style-name="ce11" office:value-type="string" calcext:value-type="string">
            <text:p>ldc2</text:p>
          </table:table-cell>
          <table:table-cell table:style-name="Default"/>
          <table:table-cell table:style-name="ce7" table:number-columns-spanned="3" table:number-rows-spanned="13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freier RAM: 14G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59900123" calcext:value-type="float">
            <text:p>259900123</text:p>
          </table:table-cell>
          <table:table-cell table:style-name="Default" office:value-type="float" office:value="288431142" calcext:value-type="float">
            <text:p>288431142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680492852" calcext:value-type="float">
            <text:p>680492852</text:p>
          </table:table-cell>
          <table:table-cell table:style-name="Default" office:value-type="float" office:value="730639006" calcext:value-type="float">
            <text:p>730639006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2164161596" calcext:value-type="float">
            <text:p>2164161596</text:p>
          </table:table-cell>
          <table:table-cell table:style-name="Default" office:value-type="float" office:value="3068333164" calcext:value-type="float">
            <text:p>3068333164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3199318941" calcext:value-type="float">
            <text:p>3199318941</text:p>
          </table:table-cell>
          <table:table-cell table:style-name="Default" office:value-type="float" office:value="3975346242" calcext:value-type="float">
            <text:p>3975346242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6000" calcext:value-type="float">
            <text:p>6000</text:p>
          </table:table-cell>
          <table:table-cell table:style-name="Default" office:value-type="float" office:value="5002077018" calcext:value-type="float">
            <text:p>5002077018</text:p>
          </table:table-cell>
          <table:table-cell table:style-name="Default" office:value-type="float" office:value="5136265368" calcext:value-type="float">
            <text:p>5136265368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6966372853" calcext:value-type="float">
            <text:p>6966372853</text:p>
          </table:table-cell>
          <table:table-cell table:style-name="Default" office:value-type="float" office:value="6736263739" calcext:value-type="float">
            <text:p>6736263739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10723449444" calcext:value-type="float">
            <text:p>10723449444</text:p>
          </table:table-cell>
          <table:table-cell table:style-name="Default" office:value-type="float" office:value="12200981792" calcext:value-type="float">
            <text:p>12200981792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4486894494" calcext:value-type="float">
            <text:p>14486894494</text:p>
          </table:table-cell>
          <table:table-cell table:style-name="Default" office:value-type="float" office:value="13957988001" calcext:value-type="float">
            <text:p>13957988001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6828900964" calcext:value-type="float">
            <text:p>16828900964</text:p>
          </table:table-cell>
          <table:table-cell table:style-name="Default" office:value-type="float" office:value="18261313766" calcext:value-type="float">
            <text:p>18261313766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20989246918" calcext:value-type="float">
            <text:p>20989246918</text:p>
          </table:table-cell>
          <table:table-cell table:style-name="Default" office:value-type="float" office:value="22197286658" calcext:value-type="float">
            <text:p>22197286658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26118616922" calcext:value-type="float">
            <text:p>26118616922</text:p>
          </table:table-cell>
          <table:table-cell table:style-name="Default" office:value-type="float" office:value="27502614456" calcext:value-type="float">
            <text:p>27502614456</text:p>
          </table:table-cell>
          <table:table-cell table:style-name="Default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8" table:number-rows-spanned="1">
            <text:p>DMD64 D Compiler v2.072.1</text:p>
          </table:table-cell>
          <table:covered-table-cell table:number-columns-repeated="6"/>
          <table:covered-table-cell table:style-name="ce3"/>
        </table:table-row>
        <table:table-row table:style-name="ro1">
          <table:table-cell table:style-name="ce2" office:value-type="string" calcext:value-type="string" table:number-columns-spanned="8" table:number-rows-spanned="1">
            <text:p>Copyright (c) 1999-2016 by Digital Mars written by Walter Bright</text:p>
          </table:table-cell>
          <table:covered-table-cell table:number-columns-repeated="6"/>
          <table:covered-table-cell table:style-name="ce3"/>
        </table:table-row>
        <table:table-row table:style-name="ro1">
          <table:table-cell table:style-name="ce3"/>
          <table:table-cell table:number-columns-repeated="6"/>
          <table:table-cell table:style-name="ce3"/>
        </table:table-row>
        <table:table-row table:style-name="ro1">
          <table:table-cell table:style-name="ce2" office:value-type="string" calcext:value-type="string" table:number-columns-spanned="8" table:number-rows-spanned="1">
            <text:p>LDC - the LLVM D compiler (1.0.0):</text:p>
          </table:table-cell>
          <table:covered-table-cell table:number-columns-repeated="6"/>
          <table:covered-table-cell table:style-name="ce3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2"/>based on DMD v2.071.2 and LLVM 3.8.0</text:p>
          </table:table-cell>
          <table:covered-table-cell table:number-columns-repeated="6"/>
          <table:covered-table-cell table:style-name="ce3"/>
        </table:table-row>
        <table:table-row table:style-name="ro1">
          <table:table-cell table:style-name="ce2" office:value-type="string" calcext:value-type="string" table:number-columns-spanned="8" table:number-rows-spanned="1">
            <text:p><text:s text:c="2"/>built with LDC - the LLVM D compiler (0.17.1)</text:p>
          </table:table-cell>
          <table:covered-table-cell table:number-columns-repeated="6"/>
          <table:covered-table-cell table:style-name="ce3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8" table:number-rows-spanned="1">
            <text:p>#!/bin/bash</text:p>
          </table:table-cell>
          <table:covered-table-cell table:number-columns-repeated="6" table:style-name="ce8"/>
          <table:covered-table-cell table:style-name="ce12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function bench {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8"/>echo $1;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8"/>for x in 1 2 4 5 6 7 8 9 10 11 12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8"/>do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printf "$((1000*x))\t"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echo "import std.meta, std.range; static immutable x = aliasSeqOf!(iota($((1000*x))));" &gt; uplink.d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db=$(date +"%s%N")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ldc2 -c uplink.d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de=$(date +"%s%N")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16"/>echo $(expr $de - $db)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<text:s text:c="8"/>done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}</text:p>
          </table:table-cell>
          <table:covered-table-cell table:number-columns-repeated="7"/>
        </table:table-row>
        <table:table-row table:style-name="ro1">
          <table:table-cell table:style-name="ce5" table:number-columns-spanned="8" table:number-rows-spanned="1"/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bench "dmd";</text:p>
          </table:table-cell>
          <table:covered-table-cell table:number-columns-repeated="7"/>
        </table:table-row>
        <table:table-row table:style-name="ro1">
          <table:table-cell table:style-name="ce6" office:value-type="string" calcext:value-type="string" table:number-columns-spanned="8" table:number-rows-spanned="1">
            <text:p>bench "ldc2";</text:p>
          </table:table-cell>
          <table:covered-table-cell table:number-columns-repeated="6" table:style-name="ce9"/>
          <table:covered-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0mm" fo:page-height="25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23:54:45.111548005</meta:creation-date>
    <dc:date>2017-01-08T02:05:24.548646711</dc:date>
    <meta:editing-duration>PT1H15M27S</meta:editing-duration>
    <meta:editing-cycles>5</meta:editing-cycles>
    <meta:generator>LibreOffice/5.1.4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58cm" svg:height="5.021cm" xlink:href=".." xlink:type="simple" chart:class="chart:line" chart:style-name="ch1">
        <chart:plot-area chart:style-name="ch2" table:cell-range-address="Tabelle1.B5:Tabelle1.D16" chart:data-source-has-labels="both" svg:x="0.169cm" svg:y="0.1cm" svg:width="8.12cm" svg:height="4.821cm">
          <chartooo:coordinate-region svg:x="0.169cm" svg:y="0.1cm" svg:width="8.12cm" svg:height="4.821cm"/>
          <chart:axis chart:dimension="x" chart:name="primary-x" chart:style-name="ch3" chartooo:axis-type="auto">
            <chartooo:date-scale/>
            <chart:categories table:cell-range-address="Tabelle1.B6:Tabelle1.B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abelle1.C6:Tabelle1.C16" chart:label-cell-address="Tabelle1.C5:Tabelle1.C5" chart:class="chart:line">
            <chart:data-point chart:repeated="11"/>
          </chart:series>
          <chart:series chart:style-name="ch6" chart:values-cell-range-address="Tabelle1.D6:Tabelle1.D16" chart:label-cell-address="Tabelle1.D5:Tabelle1.D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d</text:p>
                <draw:g>
                  <svg:desc>Tabelle1.C5:Tabelle1.C5</svg:desc>
                </draw:g>
              </table:table-cell>
              <table:table-cell office:value-type="string">
                <text:p>ldc2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elle1.B6:Tabelle1.B16</svg:desc>
                </draw:g>
              </table:table-cell>
              <table:table-cell office:value-type="float" office:value="259900123">
                <text:p>259900123</text:p>
                <draw:g>
                  <svg:desc>Tabelle1.C6:Tabelle1.C16</svg:desc>
                </draw:g>
              </table:table-cell>
              <table:table-cell office:value-type="float" office:value="288431142">
                <text:p>288431142</text:p>
                <draw:g>
                  <svg:desc>Tabelle1.D6:Tabelle1.D1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80492852">
                <text:p>680492852</text:p>
              </table:table-cell>
              <table:table-cell office:value-type="float" office:value="730639006">
                <text:p>7306390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64161596">
                <text:p>2164161596</text:p>
              </table:table-cell>
              <table:table-cell office:value-type="float" office:value="3068333164">
                <text:p>306833316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199318941">
                <text:p>3199318941</text:p>
              </table:table-cell>
              <table:table-cell office:value-type="float" office:value="3975346242">
                <text:p>39753462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002077018">
                <text:p>5002077018</text:p>
              </table:table-cell>
              <table:table-cell office:value-type="float" office:value="5136265368">
                <text:p>51362653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966372853">
                <text:p>6966372853</text:p>
              </table:table-cell>
              <table:table-cell office:value-type="float" office:value="6736263739">
                <text:p>67362637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723449444">
                <text:p>10723449444</text:p>
              </table:table-cell>
              <table:table-cell office:value-type="float" office:value="12200981792">
                <text:p>1220098179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486894494">
                <text:p>14486894494</text:p>
              </table:table-cell>
              <table:table-cell office:value-type="float" office:value="13957988001">
                <text:p>139579880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828900964">
                <text:p>16828900964</text:p>
              </table:table-cell>
              <table:table-cell office:value-type="float" office:value="18261313766">
                <text:p>1826131376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989246918">
                <text:p>20989246918</text:p>
              </table:table-cell>
              <table:table-cell office:value-type="float" office:value="22197286658">
                <text:p>2219728665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18616922">
                <text:p>26118616922</text:p>
              </table:table-cell>
              <table:table-cell office:value-type="float" office:value="27502614456">
                <text:p>27502614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